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botto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02cm" svg:stroke-color="#4c4c4c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cc6633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cc6633" draw:marker-start-width="0.352cm" draw:marker-end="Arrow" draw:marker-end-width="0.452cm" draw:fill="solid" draw:fill-color="#00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319cm" svg:height="5.079cm" svg:x="12.239cm" svg:y="10.652cm">
          <text:p text:style-name="P1">Estimation</text:p>
        </draw:rect>
        <draw:rect draw:style-name="gr1" draw:text-style-name="P1" draw:layer="layout" svg:width="4.319cm" svg:height="5.079cm" svg:x="7.412cm" svg:y="10.652cm">
          <text:p text:style-name="P1">Sensors</text:p>
        </draw:rect>
        <draw:rect draw:style-name="gr2" draw:text-style-name="P1" draw:layer="layout" svg:width="14.796cm" svg:height="4.572cm" svg:x="3.222cm" svg:y="2.46cm">
          <text:p text:style-name="P1">updater</text:p>
        </draw:rect>
        <draw:rect draw:style-name="gr1" draw:text-style-name="P1" draw:layer="layout" svg:width="4.382cm" svg:height="5.079cm" svg:x="2.523cm" svg:y="10.652cm">
          <text:p text:style-name="P1">Actuators</text:p>
        </draw:rect>
        <draw:rect draw:style-name="gr2" draw:text-style-name="P1" draw:layer="layout" svg:width="3.81cm" svg:height="2.286cm" svg:x="7.667cm" svg:y="12.493cm">
          <text:p text:style-name="P1">Sensor</text:p>
          <text:p text:style-name="P1">drivers</text:p>
        </draw:rect>
        <draw:rect draw:style-name="gr2" draw:text-style-name="P1" draw:layer="layout" svg:width="6.35cm" svg:height="1.524cm" svg:x="24.876cm" svg:y="3.54cm">
          <text:p text:style-name="P1">autonomousMode</text:p>
        </draw:rect>
        <draw:rect draw:style-name="gr2" draw:text-style-name="P1" draw:layer="layout" svg:width="3.81cm" svg:height="2.286cm" svg:x="12.493cm" svg:y="12.493cm">
          <text:p text:style-name="P1">Kalman</text:p>
          <text:p text:style-name="P1">filters</text:p>
        </draw:rect>
        <draw:rect draw:style-name="gr2" draw:text-style-name="P1" draw:layer="layout" svg:width="3.81cm" svg:height="2.286cm" svg:x="2.841cm" svg:y="12.493cm">
          <text:p text:style-name="P1">Servo</text:p>
          <text:p text:style-name="P1">drivers</text:p>
        </draw:rect>
        <draw:rect draw:style-name="gr2" draw:text-style-name="P1" draw:layer="layout" svg:width="3.81cm" svg:height="2.286cm" svg:x="2.841cm" svg:y="10.207cm">
          <text:p text:style-name="P1"><text:span text:style-name="T1">setThrottle()</text:span></text:p>
          <text:p text:style-name="P1"><text:span text:style-name="T1">setSteering()</text:span></text:p>
        </draw:rect>
        <draw:rect draw:style-name="gr2" draw:text-style-name="P1" draw:layer="layout" svg:width="3.81cm" svg:height="2.286cm" svg:x="7.667cm" svg:y="10.207cm">
          <text:p text:style-name="P1"><text:span text:style-name="T1">Read_Gyro()</text:span></text:p>
          <text:p text:style-name="P1"><text:span text:style-name="T1">Read_Encoders()</text:span></text:p>
          <text:p text:style-name="P1"><text:span text:style-name="T1">getCurrent()</text:span></text:p>
          <text:p text:style-name="P1"><text:span text:style-name="T1">getVoltage()</text:span></text:p>
        </draw:rect>
        <draw:rect draw:style-name="gr1" draw:text-style-name="P1" draw:layer="layout" svg:width="4.319cm" svg:height="5.079cm" svg:x="17.064cm" svg:y="10.652cm">
          <text:p text:style-name="P1">Logging</text:p>
        </draw:rect>
        <draw:line draw:style-name="gr3" draw:text-style-name="P1" draw:layer="layout" svg:x1="9.89cm" svg:y1="5.508cm" svg:x2="4.682cm" svg:y2="10.715cm">
          <text:p/>
        </draw:line>
        <draw:line draw:style-name="gr3" draw:text-style-name="P1" draw:layer="layout" svg:x1="10.779cm" svg:y1="5.572cm" svg:x2="10.969cm" svg:y2="10.715cm">
          <text:p/>
        </draw:line>
        <draw:rect draw:style-name="gr2" draw:text-style-name="P1" draw:layer="layout" svg:width="3.81cm" svg:height="2.286cm" svg:x="12.493cm" svg:y="10.207cm">
          <text:p text:style-name="P1"><text:span text:style-name="T1">headingKalman()</text:span></text:p>
        </draw:rect>
        <draw:line draw:style-name="gr3" draw:text-style-name="P1" draw:layer="layout" svg:x1="11.795cm" svg:y1="5.508cm" svg:x2="13.763cm" svg:y2="10.525cm">
          <text:p/>
        </draw:line>
        <draw:rect draw:style-name="gr2" draw:text-style-name="P1" draw:layer="layout" svg:width="5.08cm" svg:height="1.142cm" svg:x="14.271cm" svg:y="7.604cm">
          <text:p text:style-name="P1"><text:span text:style-name="T2">SystemState FIFO</text:span></text:p>
        </draw:rect>
        <draw:line draw:style-name="gr4" draw:text-style-name="P1" draw:layer="layout" svg:x1="13.319cm" svg:y1="6.143cm" svg:x2="14.907cm" svg:y2="7.858cm">
          <text:p text:style-name="P1">W</text:p>
        </draw:line>
        <draw:rect draw:style-name="gr2" draw:text-style-name="P1" draw:layer="layout" svg:width="4.573cm" svg:height="2.54cm" svg:x="14.081cm" svg:y="3.54cm">
          <text:p text:style-name="P1">beginRun()</text:p>
          <text:p text:style-name="P1">endRun()</text:p>
          <text:p text:style-name="P1">resetNav()</text:p>
        </draw:rect>
        <draw:line draw:style-name="gr3" draw:text-style-name="P1" draw:layer="layout" svg:x1="25.13cm" svg:y1="4.365cm" svg:x2="18.208cm" svg:y2="4.746cm">
          <text:p/>
        </draw:line>
        <draw:rect draw:style-name="gr2" draw:text-style-name="P1" draw:layer="layout" svg:width="4.001cm" svg:height="1.27cm" svg:x="3.667cm" svg:y="2.714cm">
          <text:p text:style-name="P1">throttle PID</text:p>
        </draw:rect>
        <draw:rect draw:style-name="gr2" draw:text-style-name="P1" draw:layer="layout" svg:width="4.001cm" svg:height="1.27cm" svg:x="3.539cm" svg:y="5.445cm">
          <text:p text:style-name="P1">Navigation</text:p>
        </draw:rect>
        <draw:rect draw:style-name="gr2" draw:text-style-name="P1" draw:layer="layout" svg:width="3.81cm" svg:height="2.286cm" svg:x="17.319cm" svg:y="10.271cm">
          <text:p text:style-name="P1"><text:span text:style-name="T1">logData()</text:span></text:p>
        </draw:rect>
        <draw:line draw:style-name="gr3" draw:text-style-name="P1" draw:layer="layout" svg:x1="25.511cm" svg:y1="4.873cm" svg:x2="20.367cm" svg:y2="10.715cm">
          <text:p/>
        </draw:line>
        <draw:line draw:style-name="gr5" draw:text-style-name="P1" draw:layer="layout" svg:x1="18.145cm" svg:y1="8.556cm" svg:x2="18.97cm" svg:y2="10.715cm">
          <text:p text:style-name="P1">R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Shimniok</meta:initial-creator>
    <meta:creation-date>2012-05-17T08:25:27.26</meta:creation-date>
    <dc:date>2012-05-17T08:55:26.39</dc:date>
    <dc:creator>Michael Shimniok</dc:creator>
    <meta:editing-duration>PT29M59S</meta:editing-duration>
    <meta:editing-cycles>4</meta:editing-cycles>
    <meta:generator>OpenOffice.org/3.3$Win32 OpenOffice.org_project/330m20$Build-9567</meta:generator>
    <meta:document-statistic meta:object-count="24"/>
  </office:meta>
</office:document-meta>
</file>